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F0000000FCB84F0237B4DBB9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mily-generic="swiss"/>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Verdana1" svg:font-family="Verdana" style:font-family-generic="system" style:font-pitch="variable"/>
  </office:font-face-decls>
  <office:automatic-styles>
    <style:style style:name="Table1" style:family="table">
      <style:table-properties style:width="2.1667in" fo:margin-left="0in" fo:margin-top="0in" fo:margin-bottom="0in" table:align="left" style:writing-mode="lr-tb"/>
    </style:style>
    <style:style style:name="Table1.A" style:family="table-column">
      <style:table-column-properties style:column-width="0.5417in"/>
    </style:style>
    <style:style style:name="Table1.D" style:family="table-column">
      <style:table-column-properties style:column-width="0.541in"/>
    </style:style>
    <style:style style:name="Table1.1" style:family="table-row">
      <style:table-row-properties fo:keep-together="auto"/>
    </style:style>
    <style:style style:name="Table1.A1" style:family="table-cell">
      <style:table-cell-properties fo:padding="0.0382in" fo:border="1pt solid #000001" style:writing-mode="lr-tb"/>
    </style:style>
    <style:style style:name="Table2" style:family="table">
      <style:table-properties style:width="6.925in" fo:margin-left="-0.0813in" fo:margin-top="0in" fo:margin-bottom="0in" table:align="left" style:writing-mode="lr-tb"/>
    </style:style>
    <style:style style:name="Table2.A" style:family="table-column">
      <style:table-column-properties style:column-width="2.3083in"/>
    </style:style>
    <style:style style:name="Table2.1" style:family="table-row">
      <style:table-row-properties fo:keep-together="auto"/>
    </style:style>
    <style:style style:name="Table2.A1" style:family="table-cell">
      <style:table-cell-properties fo:padding="0.0694in" fo:border="1pt solid #ffffff" style:writing-mode="lr-tb"/>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line-height="100%" fo:text-align="center" style:justify-single-word="false"/>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5" style:family="paragraph" style:parent-style-name="Standard">
      <style:paragraph-properties fo:margin-left="0in" fo:margin-right="0in" fo:margin-top="0in" fo:margin-bottom="0in" loext:contextual-spacing="false" fo:line-height="120%" fo:text-align="start" style:justify-single-word="false" fo:keep-together="auto" fo:orphans="2" fo:widows="2" fo:text-indent="0in" style:auto-text-indent="false" fo:keep-with-next="auto"/>
    </style:style>
    <style:style style:name="P6"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keep-with-next="auto"/>
    </style:style>
    <style:style style:name="P7" style:family="paragraph" style:parent-style-name="Standard" style:list-style-name="WWNum1">
      <style:paragraph-properties fo:margin-left="0.5in" fo:margin-right="0in" fo:margin-top="0in" fo:margin-bottom="0in" loext:contextual-spacing="true" fo:text-indent="-0.25in" style:auto-text-indent="false"/>
    </style:style>
    <style:style style:name="P8" style:family="paragraph" style:parent-style-name="Standard" style:list-style-name="WWNum2">
      <style:paragraph-properties fo:margin-left="0.5in" fo:margin-right="0in" fo:margin-top="0in" fo:margin-bottom="0in" loext:contextual-spacing="true" fo:text-indent="-0.25in" style:auto-text-indent="false"/>
    </style:style>
    <style:style style:name="P9" style:family="paragraph" style:parent-style-name="Standard" style:list-style-name="WWNum3">
      <style:paragraph-properties fo:margin-left="0.5in" fo:margin-right="0in" fo:margin-top="0in" fo:margin-bottom="0in" loext:contextual-spacing="true" fo:text-indent="-0.25in" style:auto-text-indent="false"/>
    </style:style>
    <style:style style:name="P10" style:family="paragraph" style:parent-style-name="Standard">
      <style:paragraph-properties fo:margin-left="1.5in" fo:margin-right="0in" fo:margin-top="0in" fo:margin-bottom="0in" loext:contextual-spacing="false" fo:line-height="120%" fo:text-align="start" style:justify-single-word="false" fo:keep-together="auto" fo:orphans="2" fo:widows="2" fo:text-indent="0.5in" style:auto-text-indent="false" fo:keep-with-next="auto"/>
    </style:style>
    <style:style style:name="P11" style:family="paragraph" style:parent-style-name="Heading_20_2">
      <style:paragraph-properties fo:margin-top="0.1665in" fo:margin-bottom="0.0417in" loext:contextual-spacing="false"/>
    </style:style>
    <style:style style:name="P12" style:family="paragraph" style:parent-style-name="Heading_20_1">
      <style:paragraph-properties fo:margin-top="0.1665in" fo:margin-bottom="0.0417in" loext:contextual-spacing="false"/>
    </style:style>
    <style:style style:name="P13" style:family="paragraph" style:parent-style-name="Heading_20_1" style:master-page-name="Standard">
      <style:paragraph-properties fo:margin-top="0.1665in" fo:margin-bottom="0.0417in" loext:contextual-spacing="false" fo:text-align="center" style:justify-single-word="false" style:page-number="1"/>
    </style:style>
    <style:style style:name="P14" style:family="paragraph" style:parent-style-name="Heading_20_3">
      <style:paragraph-properties fo:margin-top="0.1665in" fo:margin-bottom="0.0417in" loext:contextual-spacing="false"/>
    </style:style>
    <style:style style:name="P15" style:family="paragraph" style:parent-style-name="Heading_20_3">
      <style:paragraph-properties fo:margin-top="0.1665in" fo:margin-bottom="0.0417in" loext:contextual-spacing="false" fo:line-height="120%"/>
    </style:style>
    <style:style style:name="P16" style:family="paragraph" style:parent-style-name="Heading_20_3">
      <style:paragraph-properties fo:margin-top="0.1665in" fo:margin-bottom="0.0972in" loext:contextual-spacing="false" fo:line-height="120%"/>
    </style:style>
    <style:style style:name="P17" style:family="paragraph" style:parent-style-name="Title">
      <style:paragraph-properties fo:margin-top="0.1665in" fo:margin-bottom="0.0417in" loext:contextual-spacing="false"/>
    </style:style>
    <style:style style:name="T1" style:family="text">
      <style:text-properties fo:font-variant="normal" fo:text-transform="none"/>
    </style:style>
    <style:style style:name="T2" style:family="text">
      <style:text-properties fo:font-variant="normal" fo:text-transform="none" style:font-name="Arial" style:font-name-asian="Arial1" style:font-name-complex="Arial1"/>
    </style:style>
    <style:style style:name="T3" style:family="text">
      <style:text-properties fo:font-variant="normal" fo:text-transform="none" style:font-name="Arial" style:text-underline-style="none" style:font-name-asian="Arial1" style:font-name-complex="Arial1"/>
    </style:style>
    <style:style style:name="T4" style:family="text">
      <style:text-properties fo:font-variant="normal" fo:text-transform="none" style:font-name="Arial" fo:font-weight="bold" style:font-name-asian="Arial1" style:font-weight-asian="bold" style:font-name-complex="Arial1"/>
    </style:style>
    <style:style style:name="T5" style:family="text">
      <style:text-properties fo:font-variant="normal" fo:text-transform="none" style:font-name="Arial" fo:font-style="italic" style:font-name-asian="Arial1" style:font-style-asian="italic" style:font-name-complex="Arial1"/>
    </style:style>
    <style:style style:name="T6" style:family="text">
      <style:text-properties fo:font-variant="normal" fo:text-transform="none" style:font-name="Courier New" style:font-name-asian="Courier New1" style:font-name-complex="Courier New1"/>
    </style:style>
    <style:style style:name="T7" style:family="text">
      <style:text-properties fo:font-variant="normal" fo:text-transform="none" fo:color="#1155cc" style:font-name="Arial" style:text-underline-style="solid" style:text-underline-width="auto" style:text-underline-color="font-color" style:font-name-asian="Arial1" style:font-name-complex="Arial1"/>
    </style:style>
    <style:style style:name="T8" style:family="text">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T9"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0"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1" style:family="text">
      <style:text-properties style:font-name="Arial" style:font-name-asian="Arial1" style:font-name-complex="Arial1"/>
    </style:style>
    <style:style style:name="T12" style:family="text">
      <style:text-properties fo:font-weight="bold" style:font-weight-asian="bold"/>
    </style:style>
    <style:style style:name="T13" style:family="text">
      <style:text-properties fo:color="#274e13" fo:font-style="italic" style:font-style-asian="italic"/>
    </style:style>
    <style:style style:name="T14" style:family="text">
      <style:text-properties fo:color="#1155cc" style:text-underline-style="solid" style:text-underline-width="auto" style:text-underline-color="font-color"/>
    </style:style>
    <style:style style:name="T15" style:family="text">
      <style:text-properties fo:font-size="14pt" fo:font-weight="bold" style:font-size-asian="14pt" style:font-weight-asian="bold" style:font-size-complex="14pt"/>
    </style:style>
    <style:style style:name="T16" style:family="text">
      <style:text-properties fo:font-style="italic" style:font-style-asian="italic"/>
    </style:style>
    <style:style style:name="T17" style:family="text">
      <style:text-properties style:font-name="Courier New" style:font-name-asian="Courier New1" style:font-name-complex="Courier New1"/>
    </style:style>
    <style:style style:name="T18" style:family="text">
      <style:text-properties style:text-position="0% 100%"/>
    </style:style>
    <style:style style:name="T19" style:family="text">
      <style:text-properties style:text-position="0% 100%" style:font-name="Courier New" style:font-name-asian="Courier New1" style:font-name-complex="Courier New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3uv7k6laz1zp"/>Elementary Encraption 2</text:p>
      <text:p text:style-name="P17"><text:bookmark text:name="_e6a2s7c7beh"/>Implementing a Columnar Transposition in C</text:p>
      <text:p text:style-name="P2"><text:span text:style-name="T2">Dr. Peter A. H. Peterson &lt;</text:span><text:a xlink:type="simple" xlink:href="mailto:pahp@d.umn.edu" text:style-name="Internet_20_link" text:visited-style-name="Visited_20_Internet_20_Link"><text:span text:style-name="T2">pahp@d.umn.edu</text:span></text:a><text:span text:style-name="T2">&gt;</text:span></text:p>
      <text:p text:style-name="P2"><text:span text:style-name="T2">University of Minnesota Duluth</text:span></text:p>
      <text:p text:style-name="P1"/>
      <text:p text:style-name="P12"><text:bookmark text:name="_nu38pyg29bgb"/>Overview</text:p>
      <text:p text:style-name="P1"><text:span text:style-name="T2">In this exercise, </text:span>you will implement a Colum<text:span text:style-name="T2">nar Transposition Cipher (CT) in C. This will give you</text:span><text:span text:style-name="T11"> </text:span><text:span text:style-name="T2">hands-on experience implementing transposition ciphers and coping with aspects of block ciphers, such</text:span><text:span text:style-name="T11"> </text:span><text:span text:style-name="T2">as padding.</text:span></text:p>
      <text:p text:style-name="P1"/>
      <text:p text:style-name="P1">A video introduction to this lab is at: https://www.youtube.com/watch?v=QeDI-zsUuO8</text:p>
      <text:p text:style-name="P1"/>
      <text:p text:style-name="P1"><text:span text:style-name="T2">A Columnar Transposition (CT) works by writing symbols into a grid of a particular size (which we</text:span><text:span text:style-name="T11"> </text:span><text:span text:style-name="T2">call a transposition box), moving to a lower row when an upper row is full. Once the box itself is full,</text:span><text:span text:style-name="T11"> </text:span><text:span text:style-name="T2">it is read out in columns top to bottom, left to right (hence the name). For example, given the input</text:span><text:span text:style-name="T11"> </text:span><text:span text:style-name="T2">“abcdefghijklmnop” and a 4x4 grid, a CT cipher would perform the following process:</text:span></text:p>
      <text:p text:style-name="P1"/>
      <text:p text:style-name="P1"/>
      <text:p text:style-name="P1"/>
      <table:table table:name="Table2" table:style-name="Table2">
        <table:table-column table:style-name="Table2.A" table:number-columns-repeated="3"/>
        <text:soft-page-break/>
        <table:table-row table:style-name="Table2.1">
          <table:table-cell table:style-name="Table2.A1" office:value-type="string">
            <text:p text:style-name="P2"><text:span text:style-name="T12">Input</text:span></text:p>
          </table:table-cell>
          <table:table-cell table:style-name="Table2.A1" office:value-type="string">
            <text:p text:style-name="P2"><text:span text:style-name="T12">Transformation Box</text:span></text:p>
          </table:table-cell>
          <table:table-cell table:style-name="Table2.A1" office:value-type="string">
            <text:p text:style-name="P2"><text:span text:style-name="T12">Output</text:span></text:p>
          </table:table-cell>
        </table:table-row>
        <table:table-row table:style-name="Table2.1">
          <table:table-cell table:style-name="Table2.A1" office:value-type="string">
            <text:p text:style-name="P2"/>
            <text:p text:style-name="P2"/>
            <text:p text:style-name="P2"/>
            <text:p text:style-name="P2">abcdefghijklmnop →</text:p>
          </table:table-cell>
          <table:table-cell table:style-name="Table2.A1" office:value-type="string">
            <text:p text:style-name="P3"/>
            <table:table table:name="Table1" table:style-name="Table1">
              <table:table-column table:style-name="Table1.A" table:number-columns-repeated="3"/>
              <table:table-column table:style-name="Table1.D"/>
              <table:table-row table:style-name="Table1.1">
                <table:table-cell table:style-name="Table1.A1" office:value-type="string">
                  <text:p text:style-name="P3">a</text:p>
                </table:table-cell>
                <table:table-cell table:style-name="Table1.A1" office:value-type="string">
                  <text:p text:style-name="P3">b</text:p>
                </table:table-cell>
                <table:table-cell table:style-name="Table1.A1" office:value-type="string">
                  <text:p text:style-name="P3">c</text:p>
                </table:table-cell>
                <table:table-cell table:style-name="Table1.A1" office:value-type="string">
                  <text:p text:style-name="P3">d</text:p>
                </table:table-cell>
              </table:table-row>
              <table:table-row table:style-name="Table1.1">
                <table:table-cell table:style-name="Table1.A1" office:value-type="string">
                  <text:p text:style-name="P3">e</text:p>
                </table:table-cell>
                <table:table-cell table:style-name="Table1.A1" office:value-type="string">
                  <text:p text:style-name="P3">f</text:p>
                </table:table-cell>
                <table:table-cell table:style-name="Table1.A1" office:value-type="string">
                  <text:p text:style-name="P3">g</text:p>
                </table:table-cell>
                <table:table-cell table:style-name="Table1.A1" office:value-type="string">
                  <text:p text:style-name="P3">h</text:p>
                </table:table-cell>
              </table:table-row>
              <table:table-row table:style-name="Table1.1">
                <table:table-cell table:style-name="Table1.A1" office:value-type="string">
                  <text:p text:style-name="P3">i</text:p>
                </table:table-cell>
                <table:table-cell table:style-name="Table1.A1" office:value-type="string">
                  <text:p text:style-name="P3">j</text:p>
                </table:table-cell>
                <table:table-cell table:style-name="Table1.A1" office:value-type="string">
                  <text:p text:style-name="P3">k</text:p>
                </table:table-cell>
                <table:table-cell table:style-name="Table1.A1" office:value-type="string">
                  <text:p text:style-name="P3">l</text:p>
                </table:table-cell>
              </table:table-row>
              <table:table-row table:style-name="Table1.1">
                <table:table-cell table:style-name="Table1.A1" office:value-type="string">
                  <text:p text:style-name="P3">m</text:p>
                </table:table-cell>
                <table:table-cell table:style-name="Table1.A1" office:value-type="string">
                  <text:p text:style-name="P3">n</text:p>
                </table:table-cell>
                <table:table-cell table:style-name="Table1.A1" office:value-type="string">
                  <text:p text:style-name="P3">o</text:p>
                </table:table-cell>
                <table:table-cell table:style-name="Table1.A1" office:value-type="string">
                  <text:p text:style-name="P3">p</text:p>
                </table:table-cell>
              </table:table-row>
            </table:table>
            <text:p text:style-name="P3"><text:tab/></text:p>
            <text:p text:style-name="P4"/>
          </table:table-cell>
          <table:table-cell table:style-name="Table2.A1" office:value-type="string">
            <text:p text:style-name="P2"/>
            <text:p text:style-name="P2"/>
            <text:p text:style-name="P2"/>
            <text:p text:style-name="P2">→ aeimbfjncgkodhlp</text:p>
          </table:table-cell>
        </table:table-row>
      </table:table>
      <text:p text:style-name="P1"><text:soft-page-break/><text:span text:style-name="T2">CT ciphers are distinct from the Caesar and Vigenère ciphers in at least two important ways. First, CT</text:span><text:span text:style-name="T11"> </text:span><text:span text:style-name="T2">ciphers perform transposition, unlike Caesar and Vigenère which only perform substitution. Secondly, CT ciphers are block ciphers in that the block cannot be written out until the P-box (permutation box) is</text:span><text:span text:style-name="T11"> </text:span><text:span text:style-name="T2">full or sufficiently padded. <text:s/>The latter means that, while Caesar and Vigenère ciphertext can be written letter by letter (a stream cipher), CT ciphertext will be written out in discrete blocks (a block cipher). This will require padding the input so that its size is a multiple of the blocksize. (See Requirements, below.)</text:span></text:p>
      <text:p text:style-name="P1"/>
      <text:p text:style-name="P12"><text:bookmark text:name="_f9lodrx83pr1"/></text:p>
      <text:p text:style-name="P12"><text:bookmark text:name="_duydx9rizla"/>Requirements</text:p>
      <text:p text:style-name="P11"><text:bookmark text:name="_uhx5j4e9ub9e"/>Code and Compilation</text:p>
      <text:p text:style-name="P1"/>
      <text:p text:style-name="P1"><text:span text:style-name="T2">Your submission will be electronically graded for correctness and uniqueness. Therefore, your code must successfully compile on the MWAH 187 machines running Ubuntu and must follow the following requirements.</text:span></text:p>
      <text:p text:style-name="P1"/>
      <text:list xml:id="list2270698812976912779" text:style-name="WWNum1">
        <text:list-item>
          <text:p text:style-name="P7"><text:span text:style-name="T2">It must be submitted as a C source file (.c plain text), not as a PDF, .doc, .docx, etc.</text:span></text:p>
        </text:list-item>
        <text:list-item>
          <text:p text:style-name="P7"><text:span text:style-name="T2">Your code</text:span><text:span text:style-name="T4"> must not</text:span><text:span text:style-name="T2"> use any of the Banned Functions listed in the Vigenère</text:span> <text:span text:style-name="T2">Encraption lab manual or it will be scored a</text:span><text:span text:style-name="T4"> zero (0)</text:span><text:span text:style-name="T2">.</text:span></text:p>
        </text:list-item>
        <text:list-item>
          <text:p text:style-name="P7"><text:span text:style-name="T2">You need to create a single C source file capable of generating object files for both an encoder and decoder. Your code will be compiled using the commands<text:line-break/><text:line-break/></text:span><text:span text:style-name="T6"> gcc columnar.c -o encoder -D MODE=ENCODE</text:span><text:span text:style-name="T2"> and<text:line-break/></text:span><text:span text:style-name="T6"> gcc columnar.c -o decoder -D MODE=DECODE</text:span><text:span text:style-name="T2"><text:line-break/><text:line-break/>See the Appendix of the Vigenère lab manual for instructions to do this.</text:span></text:p>
        </text:list-item>
        <text:list-item>
          <text:p text:style-name="P7"><text:span text:style-name="T2">Your code should not use any libraries other than stdio, stdlib, string, errno and limits (in particular, it should not require any additional flags to the compiler or modifications to the test script to compile).</text:span></text:p>
        </text:list-item>
        <text:list-item>
          <text:p text:style-name="P7"><text:span text:style-name="T2">Your code</text:span><text:span text:style-name="T4"> should not create any temporary files</text:span><text:span text:style-name="T2"> during encryption or decryption.</text:span></text:p>
        </text:list-item>
        <text:list-item>
          <text:p text:style-name="P7"><text:span text:style-name="T2">You must NOT use other online examples of the Columnar Transposition as a coding template; if you do not understand how the TC works, talk to your instructor or TA.</text:span></text:p>
        </text:list-item>
        <text:list-item>
          <text:p text:style-name="P7"><text:span text:style-name="T2">Instead of keys, the dimension of the transposition box will be specified on the command line.</text:span></text:p>
        </text:list-item>
        <text:list-item>
          <text:p text:style-name="P7"><text:span text:style-name="T2">The transposition box dimension will be between 1 and 10.</text:span></text:p>
        </text:list-item>
        <text:list-item>
          <text:p text:style-name="P7"><text:span text:style-name="T2">Input will not be limited to text only (i.e., test using binary data like applications or images).</text:span></text:p>
        </text:list-item>
        <text:list-item>
          <text:p text:style-name="P7"><text:span text:style-name="T2">Input will not be limited to any particular length (i.e., test using large files).</text:span></text:p>
        </text:list-item>
        <text:list-item>
          <text:p text:style-name="P7"><text:span text:style-name="T2">Your main() function should return 0 in the case of a successful exit.</text:span></text:p>
        </text:list-item>
      </text:list>
      <text:p text:style-name="P1"/>
      <text:p text:style-name="P11"><text:bookmark text:name="_hj86zq66wajl"/>Encoder and Decoder</text:p>
      <text:p text:style-name="P1"><text:soft-page-break/><text:span text:style-name="T2">Your encoder and decoder</text:span><text:span text:style-name="T4"> must</text:span><text:span text:style-name="T2"> take the following parameters as input:</text:span></text:p>
      <text:list xml:id="list2019079111879639705" text:style-name="WWNum2">
        <text:list-item>
          <text:p text:style-name="P8"><text:span text:style-name="T2">The number of rows and columns in the transposition box, e.g., 4. (The box will be a square.)</text:span></text:p>
        </text:list-item>
        <text:list-item>
          <text:p text:style-name="P8"><text:span text:style-name="T2">A path to an input file, e.g., </text:span><text:span text:style-name="T6">/tmp/input</text:span></text:p>
        </text:list-item>
        <text:list-item>
          <text:p text:style-name="P8"><text:span text:style-name="T2">A path to an output file, e.g., </text:span><text:span text:style-name="T6">/tmp/output</text:span></text:p>
        </text:list-item>
        <text:list-item>
          <text:p text:style-name="P8"><text:span text:style-name="T2">Upon running </text:span><text:span text:style-name="T6">./encoder 4 /tmp/input /tmp/output</text:span><text:span text:style-name="T2">, </text:span><text:span text:style-name="T6">output</text:span><text:span text:style-name="T2"> should contain the contents of </text:span><text:span text:style-name="T6">input</text:span><text:span text:style-name="T2"> as encoded using a 4x4 transposition box. Upon running <text:line-break/></text:span><text:span text:style-name="T6">./decoder 4 /tmp/encoded /tmp/decoded</text:span><text:span text:style-name="T1">, </text:span><text:span text:style-name="T6">/tmp/decoded</text:span><text:span text:style-name="T2"> should contain the contents of </text:span><text:span text:style-name="T6">encoded</text:span><text:span text:style-name="T2"> as </text:span><text:span text:style-name="T6">decoded</text:span><text:span text:style-name="T2"> using a 4x4 transposition box.</text:span></text:p>
        </text:list-item>
      </text:list>
      <text:p text:style-name="P1"/>
      <text:p text:style-name="P11"><text:bookmark text:name="_fy83q496lz7w"/>Padding</text:p>
      <text:p text:style-name="P1"><text:span text:style-name="T2">Block Ciphers encrypt and decrypt a fixed number of bytes at once. If there is not enough input to fill</text:span> <text:span text:style-name="T2">whole blocks, a block cipher must pad the input before encrypting it. However, this padding must be</text:span> <text:span text:style-name="T2">done in a way that can be undone upon decryption. In other words, the original length of the file must</text:span> <text:span text:style-name="T2">be able to be recovered.</text:span></text:p>
      <text:p text:style-name="P1"/>
      <text:p text:style-name="P1"><text:span text:style-name="T2">If</text:span><text:span text:style-name="T5"> x</text:span><text:span text:style-name="T2"> is the number of columns and</text:span><text:span text:style-name="T5"> y</text:span><text:span text:style-name="T2"> is the number of rows in your transposition box, your CT cipher</text:span> <text:span text:style-name="T2">should read in</text:span><text:span text:style-name="T5"> xy</text:span><text:span text:style-name="T2"> bytes of input at once and then encrypt it. If there are not</text:span><text:span text:style-name="T5"> xy</text:span><text:span text:style-name="T2"> bytes of input available, you</text:span> <text:span text:style-name="T2">should pad the remaining space in the buffer by inserting </text:span>one<text:span text:style-name="T2"> byte 'X' (serving as a flag) followed by as many</text:span> <text:span text:style-name="T2">'</text:span>Y<text:span text:style-name="T2">' bytes required to fill the block. If the plaintext fills the last block completely, your cipher should</text:span> <text:span text:style-name="T2">create a complete “padding block” consisting of 'X' followed by enough '</text:span>Y<text:span text:style-name="T2">' bytes to fill the block. To be completely explicit, by 'X' we mean the character 'X' and by '</text:span>Y<text:span text:style-name="T2">' we mean the character </text:span>‘Y’<text:span text:style-name="T2">. <text:s/>In other words, to write your padding you will use code like array[i] = 'X' or array[i] = '</text:span>Y<text:span text:style-name="T2">'.</text:span></text:p>
      <text:p text:style-name="P1"/>
      <text:p text:style-name="P1"><draw:frame draw:style-name="fr1" draw:name="image02.png" text:anchor-type="as-char" svg:width="0.1563in" svg:height="0.1563in" draw:z-index="0"><draw:image xlink:href="Pictures/100002000000000F0000000FCB84F0237B4DBB9B.png" xlink:type="simple" xlink:show="embed" xlink:actuate="onLoad"/><svg:desc>idea.png</svg:desc></draw:frame><text:span text:style-name="T13">Note: this means that you’ll always have to add padding. Either you’ll add it to the last block of input, or you’ll add a full padding block after the input ends.</text:span></text:p>
      <text:p text:style-name="P1"/>
      <text:p text:style-name="P1"><text:span text:style-name="T2">With this scheme, there will</text:span><text:span text:style-name="T5"> always</text:span><text:span text:style-name="T2"> be padding to remove from the last block. This means that you</text:span> <text:span text:style-name="T2">need a way to know when the last block is being encrypted (so that you can add padding) and</text:span> <text:span text:style-name="T2">decrypted (so that you can remove padding). After the last block is decrypted, remove any trailing '</text:span>Y<text:span text:style-name="T2">'</text:span> <text:span text:style-name="T2">bytes (if they exist) and then the last 'X' byte (which must always exist in the last block). (This particular </text:span>approach to padding <text:span text:style-name="T2">was suggested by Schneier and Ferguson.)</text:span></text:p>
      <text:p text:style-name="P1"/>
      <text:p text:style-name="P14"><text:bookmark text:name="_444i9r2sfpe"/>Padding Examples:</text:p>
      <text:p text:style-name="P1"/>
      <text:p text:style-name="P1"><text:span text:style-name="T2">In these examples, assume a four-byte (2x2) block.</text:span></text:p>
      <text:p text:style-name="P1"/>
      <text:list xml:id="list3411535837887148357" text:style-name="WWNum3">
        <text:list-item>
          <text:p text:style-name="P9"><text:span text:style-name="T2">Final block: “ABCD”. There is no room for padding, so add a full padding block “X</text:span>YYY<text:span text:style-name="T2">” to the plaintext before encryption. On decryption, the second to the last block will decrypt “ABCD”. The final block will decrypt “X</text:span>YYY<text:span text:style-name="T2">” and should be dropped completely (i.e., not written to disk).</text:span></text:p>
        </text:list-item>
        <text:list-item>
          <text:p text:style-name="P9"><text:span text:style-name="T2">Final block: “00”. Pad the last plaintext block before encryption so that it reads “00X</text:span>Y<text:span text:style-name="T2">”. After decryption, “00X</text:span>Y<text:span text:style-name="T2">” will be the last block. Remove any trailing </text:span>Y<text:span text:style-name="T2">s and the final X so that it reads: “00”</text:span></text:p>
        </text:list-item>
        <text:list-item>
          <text:p text:style-name="P9"><text:soft-page-break/><text:span text:style-name="T2">Final block: “X”. Pad the last plaintext block before encryption so that it reads “XX</text:span>YY<text:span text:style-name="T2">”. After decryption, remove the trailing </text:span>Y<text:span text:style-name="T2">s and the final X so that it reads “X”.</text:span></text:p>
        </text:list-item>
      </text:list>
      <text:p text:style-name="P1"/>
      <text:p text:style-name="P1"><draw:frame draw:style-name="fr1" draw:name="image01.png" text:anchor-type="as-char" svg:width="0.1563in" svg:height="0.1563in" draw:z-index="0"><draw:image xlink:href="Pictures/100002000000000F0000000FCB84F0237B4DBB9B.png" xlink:type="simple" xlink:show="embed" xlink:actuate="onLoad"/><svg:desc>idea.png</svg:desc></draw:frame><text:span text:style-name="T13">Note: knowing when you’re decrypting the last block requires you to know the size of the input. By keeping track of how many bytes you have left, you can determine when you are decrypting the last block. See “Finding the Length of the Input File”, below.</text:span></text:p>
      <text:p text:style-name="P12"><text:bookmark text:name="_p05loa5uask"/>Sample Vectors</text:p>
      <text:p text:style-name="P1"/>
      <text:p text:style-name="P1"><text:span text:style-name="T2">Sample vectors (i.e., transposition box sizes and input along with correctly encrypted and decrypted data) will be provided at</text:span></text:p>
      <text:p text:style-name="P1"/>
      <text:p text:style-name="P2"><text:a xlink:type="simple" xlink:href="http://lars.d.umn.edu/labs/columnar-vectors.tar.gz" text:style-name="Internet_20_link" text:visited-style-name="Visited_20_Internet_20_Link"><text:span text:style-name="T7">http://</text:span></text:a><text:a xlink:type="simple" xlink:href="http://lars.d.umn.edu/labs/columnar-vectors.tar.gz" text:style-name="Internet_20_link" text:visited-style-name="Visited_20_Internet_20_Link"><text:span text:style-name="T14">lars</text:span></text:a><text:a xlink:type="simple" xlink:href="http://lars.d.umn.edu/labs/columnar-vectors.tar.gz" text:style-name="Internet_20_link" text:visited-style-name="Visited_20_Internet_20_Link"><text:span text:style-name="T7">.d.umn.edu/labs/columnar-vectors.tar.gz</text:span></text:a></text:p>
      <text:p text:style-name="P1"/>
      <text:p text:style-name="P1"><text:span text:style-name="T2">for correctness testing. Put your </text:span><text:span text:style-name="T6">columnar.c</text:span><text:span text:style-name="T2"> code into the columnar-vectors directory and run </text:span><text:span text:style-name="T6">./test.sh</text:span><text:span text:style-name="T2">. If you would like the script to quit on the first error, use the </text:span><text:span text:style-name="T6">-q</text:span><text:span text:style-name="T2"> switch. If you would like to perform “padding only” testing (see hints, below), add the </text:span><text:span text:style-name="T6">-p</text:span><text:span text:style-name="T2"> switch. See the included </text:span><text:span text:style-name="T6">README.txt</text:span><text:span text:style-name="T2"> for more information.</text:span></text:p>
      <text:p text:style-name="P1"/>
      <text:p text:style-name="P1"><text:span text:style-name="T2">Grading will use the sample vectors provided and may use new untested vectors. Therefore, you should test your code against the sample vectors and various other types of input and keys that you choose.</text:span></text:p>
      <text:p text:style-name="P1"/>
      <text:p text:style-name="P12"><text:bookmark text:name="_qacsmfi3td6g"/>Submission</text:p>
      <text:p text:style-name="P1"><text:span text:style-name="T2">Submit your source code for </text:span><text:span text:style-name="T6">columnar.c</text:span><text:span text:style-name="T2"> via Moodle by the due date specified.</text:span></text:p>
      <text:p text:style-name="P12"><text:bookmark text:name="_likkoz5dbd4m"/><text:span text:style-name="T15">Hints <text:s/></text:span>&amp;<text:span text:style-name="T15"> Tips</text:span></text:p>
      <text:p text:style-name="P11"><text:bookmark text:name="_xm6arv9p7l2z"/>Use Helper Functions!</text:p>
      <text:p text:style-name="P1"/>
      <text:p text:style-name="P1">While it is not <text:span text:style-name="T16">required</text:span>, y<text:span text:style-name="T2">our code will be much more manageable and easier to debug if you create and use/reuse helper functions rather than writing one huge function with lots of repeated code. While it might be longer, it will be easier to write and understand.</text:span></text:p>
      <text:p text:style-name="P1"/>
      <text:p text:style-name="P1"><text:span text:style-name="T2">For example, my solution uses the following functions:</text:span></text:p>
      <text:p text:style-name="P14"><text:bookmark text:name="_hgqam1eli9gh"/><text:soft-page-break/>Padding and Unpadding Blocks</text:p>
      <text:p text:style-name="P1"/>
      <text:p text:style-name="P5"><text:span text:style-name="T8">int pad_buffer(char *buffer, unsigned int bufsize,</text:span><text:span text:style-name="T17"> <text:line-break/><text:tab/><text:tab/><text:tab/><text:tab/></text:span><text:span text:style-name="T8">unsigned int rbuf_index)</text:span></text:p>
      <text:p text:style-name="P5"><text:span text:style-name="T8">int unpad_buffer(char *buffer, unsigned int bufsize)</text:span></text:p>
      <text:p text:style-name="P5"/>
      <text:p text:style-name="P1">Write a function <text:span text:style-name="T19">pad_buffer()</text:span><text:span text:style-name="T18"> that takes as input a buffer of size bufsize bytes where rbuf_index indicates the first empty byte in the buffer. It writes an 'X' into </text:span><text:span text:style-name="T19">buffer[rbuf_index]</text:span><text:span text:style-name="T18"> and fills the remaining bytes with '</text:span>Y<text:span text:style-name="T18">' characters. T</text:span>hen write a function<text:span text:style-name="T18"> </text:span><text:span text:style-name="T19">unpad_buffer()</text:span><text:span text:style-name="T18"> that removes padding from a buffer. An </text:span>easy way to do this is to start at the end of the buffer and work backwards, removing all contiguous ‘Y’ bytes and one ‘X’ byte.<text:span text:style-name="T18"> Both functions modify (in place) the memory pointed to by the pointer buffer and return the number of padding bytes added or removed.</text:span></text:p>
      <text:p text:style-name="P15"><text:bookmark text:name="_lwtfyw75n2jv"/><text:span text:style-name="T18">Transposing Blocks</text:span></text:p>
      <text:p text:style-name="P1"/>
      <text:p text:style-name="P6"><text:span text:style-name="T8">void transpose_buffer(char *out, char *in, unsigned int dim)</text:span></text:p>
      <text:p text:style-name="P6"><text:span text:style-name="T8">transpose_buffer</text:span><text:span text:style-name="T9"> takes a </text:span><text:span text:style-name="T8">dim</text:span><text:span text:style-name="T9"> by </text:span><text:span text:style-name="T8">dim</text:span><text:span text:style-name="T9"> sized buffer </text:span><text:span text:style-name="T8">in</text:span><text:span text:style-name="T9"> and performs the Columnar Transposition into the same-sized buffer </text:span><text:span text:style-name="T8">out</text:span><text:span text:style-name="T9">. It modifies out in place and returns nothing. Since the Columnar Transposition is symmetric, you do</text:span><text:span text:style-name="T10"> not</text:span><text:span text:style-name="T9"> need a special </text:span><text:span text:style-name="T8">untranspose_buffer()</text:span><text:span text:style-name="T9"> function. There are multiple ways to implement transposition; see </text:span>“Two Transposition Methods,” below.</text:p>
      <text:p text:style-name="P16"><text:bookmark text:name="_qe7it6iy10dn"/><text:span text:style-name="T18">Writing Blocks of Output</text:span></text:p>
      <text:p text:style-name="P5"><text:span text:style-name="T8">int dump_buffer(char *buffer, unsigned int bufsize,</text:span><text:span text:style-name="T17"> </text:span></text:p>
      <text:p text:style-name="P10"><text:span text:style-name="T8">unsigned int bytes, char *output_path)</text:span></text:p>
      <text:p text:style-name="P5"/>
      <text:p text:style-name="P5"><text:span text:style-name="T8">dump_buffer</text:span><text:span text:style-name="T9"> takes in </text:span><text:span text:style-name="T8">buffer</text:span><text:span text:style-name="T9"> and appends </text:span><text:span text:style-name="T8">bytes</text:span><text:span text:style-name="T9"> bytes from </text:span><text:span text:style-name="T8">buffer</text:span><text:span text:style-name="T9"> to the file named in </text:span><text:span text:style-name="T8">output_path</text:span><text:span text:style-name="T9">. It then erases </text:span><text:span text:style-name="T8">buffer</text:span><text:span text:style-name="T9"> using </text:span><text:span text:style-name="T8">memset(buffer, 0, bufsize)</text:span><text:span text:style-name="T9">. It returns the number of bytes written.</text:span></text:p>
      <text:p text:style-name="P1"/>
      <text:p text:style-name="P14"><text:bookmark text:name="_9l79ay2swgqh"/>Other Helper Functions</text:p>
      <text:p text:style-name="P1"/>
      <text:p text:style-name="P1"><text:span text:style-name="T2">I also have helper functions to print out a block of data in ASCII and hexadecimal for debugging purposes. You can use the </text:span><text:span text:style-name="T6">%x</text:span><text:span text:style-name="T2"> format in a </text:span><text:span text:style-name="T6">printf()</text:span><text:span text:style-name="T2"> to print a </text:span><text:span text:style-name="T6">char</text:span><text:span text:style-name="T2"> in hex.</text:span></text:p>
      <text:p text:style-name="P1"/>
      <text:p text:style-name="P11"><text:bookmark text:name="_qp9gjzskm9ft"/>Two Transposition Methods</text:p>
      <text:p text:style-name="P14"><text:bookmark text:name="_jm886ul3cinz"/><text:soft-page-break/>Two-dimensional Arrays</text:p>
      <text:p text:style-name="P1"/>
      <text:p text:style-name="P1"><text:span text:style-name="T2">There are two </text:span>obvious<text:span text:style-name="T2"> ways to handle transposition. Each has drawbacks.</text:span></text:p>
      <text:p text:style-name="P1"/>
      <text:p text:style-name="P1"><text:span text:style-name="T2">The first method is to use two dimensional arrays. You can create two-dimensional arrays to create and manipulate your transposition box. Do this in C as follows:</text:span></text:p>
      <text:p text:style-name="P1"/>
      <text:p text:style-name="P1"><text:span text:style-name="T6">char box[numcols][numrows]</text:span></text:p>
      <text:p text:style-name="P1"/>
      <text:p text:style-name="P1"><text:span text:style-name="T2">Then, you can write into the grid by indexing into the 2D array as follows:</text:span></text:p>
      <text:p text:style-name="P1"/>
      <text:p text:style-name="P1"><text:span text:style-name="T6">box[x][y] = symbol</text:span></text:p>
      <text:p text:style-name="P1"/>
      <text:p text:style-name="P1"><text:span text:style-name="T2">You can read from the grid as follows:</text:span></text:p>
      <text:p text:style-name="P1"/>
      <text:p text:style-name="P1"><text:span text:style-name="T6">cipher = box[0][0]</text:span></text:p>
      <text:p text:style-name="P1"/>
      <text:p text:style-name="P1"><text:span text:style-name="T2">... which would be the “top left” character in the transposition box.</text:span></text:p>
      <text:p text:style-name="P1"/>
      <text:p text:style-name="P1"><text:span text:style-name="T2">When filling the box, write rows in order, When performing the transposition, you will read the columns instead. You can “loop” your array indexes using the box dimensions and modular arithmetic.</text:span></text:p>
      <text:p text:style-name="P1"/>
      <text:p text:style-name="P1"><text:span text:style-name="T2">The drawback to 2D arrays is that it is not straightforward to pass them to functions, which means that it is less easy to use helper functions in your code. However, </text:span>if you always read in from a character array and output to a character array (only using the 2D array within the transposition function) you can work around this limitation.</text:p>
      <text:p text:style-name="P14"><text:bookmark text:name="_8fapyzliwo6s"/><text:soft-page-break/>One-dimensional Array + Transposition Algorithm</text:p>
      <text:p text:style-name="P1"/>
      <text:p text:style-name="P1"><text:span text:style-name="T2">The second obvious approach is to determine the </text:span>general permutation algorithm<text:span text:style-name="T2"> for the columnar cipher for a box dimension of n. Then, you can swap characters from one 1D array directly to their new positions in another 1D array. In the C language, it is very easy to pass arrays by passing a pointer, so it is easy to make helper functions to make your code simpler. However, to do this you must first determine the transposition algorithm! </text:span></text:p>
      <text:p text:style-name="P11"><text:bookmark text:name="_gcfv06qhf1fc"/>Finding the Length of the Input File</text:p>
      <text:p text:style-name="P1"/>
      <text:p text:style-name="P1"><text:span text:style-name="T2">While you can write perfectly correct code that does not ever explicitly check the length of the file, you might find it helpful to know when you're about to reach the end of your input. C provides functions for finding the length of a file in bytes. Here's an easy way to do it. First, make sure you include the following headers at the beginning of your program:</text:span></text:p>
      <text:p text:style-name="P1"/>
      <text:p text:style-name="P1"><text:span text:style-name="T6">#include &lt;sys/types.h&gt;</text:span></text:p>
      <text:p text:style-name="P1"><text:span text:style-name="T6">#include &lt;sys/stat.h&gt;</text:span></text:p>
      <text:p text:style-name="P1"><text:span text:style-name="T6">#include &lt;unistd.h&gt;</text:span></text:p>
      <text:p text:style-name="P1"/>
      <text:p text:style-name="P1"><text:span text:style-name="T2">We're going to use the </text:span><text:span text:style-name="T6">stat()</text:span><text:span text:style-name="T2"> function, which fills a </text:span><text:span text:style-name="T6">struct stat</text:span>. A structure is a fixed-size data structure with named members, which can have different types (e.g., <text:span text:style-name="T17">char</text:span>, <text:span text:style-name="T17">int</text:span>, etc.). A <text:span text:style-name="T17">stat</text:span> structure, then, is <text:span text:style-name="T2">a </text:span>data structure designed to hold<text:span text:style-name="T2"> numerous pieces of information</text:span> <text:span text:style-name="T2">relating to the file. (See man </text:span><text:span text:style-name="T6">fstat</text:span><text:span text:style-name="T2"> for more information.) All we care about is the size in</text:span> <text:span text:style-name="T2">bytes, which is the </text:span><text:span text:style-name="T6">st_size</text:span><text:span text:style-name="T2"> structure member.</text:span> <text:span text:style-name="T2">First, you need to declare a structure of type </text:span><text:span text:style-name="T6">stat</text:span><text:span text:style-name="T2">, named (here) </text:span><text:span text:style-name="T6">filestats</text:span><text:span text:style-name="T2">:</text:span></text:p>
      <text:p text:style-name="P1"/>
      <text:p text:style-name="P1"><text:span text:style-name="T6">struct stat filestats;</text:span></text:p>
      <text:p text:style-name="P1"/>
      <text:p text:style-name="P1"><text:span text:style-name="T2">Then, when you call </text:span><text:span text:style-name="T6">stat()</text:span><text:span text:style-name="T2">, we will pass a pointer to filestats. The pointer is the memory address of the</text:span> <text:span text:style-name="T2">variable, which we can access using the '&amp;' operator:</text:span></text:p>
      <text:p text:style-name="P1"/>
      <text:p text:style-name="P1"><text:span text:style-name="T6">int err;</text:span></text:p>
      <text:p text:style-name="P1"><text:span text:style-name="T6">if ((err = stat(input, &amp;filestats)) &lt; 0) {</text:span></text:p>
      <text:p text:style-name="P1"><text:span text:style-name="T6"><text:tab/>printf("error statting file! Error: %d\n", err);</text:span></text:p>
      <text:p text:style-name="P1"><text:span text:style-name="T6">} <text:s text:c="2"/></text:span></text:p>
      <text:p text:style-name="P1"><text:soft-page-break/></text:p>
      <text:p text:style-name="P1"><text:span text:style-name="T2">If the </text:span><text:span text:style-name="T6">stat()</text:span><text:span text:style-name="T2"> call succeeds, the structure will be filled with the various pieces of information. We can</text:span> <text:span text:style-name="T2">access them by name, such as by printing out </text:span><text:span text:style-name="T6">filestats.st_size</text:span><text:span text:style-name="T2">, which we can treat as an integer of type</text:span> <text:span text:style-name="T2">long unsigned:</text:span></text:p>
      <text:p text:style-name="P1"/>
      <text:p text:style-name="P1"><text:span text:style-name="T6">printf("Size of input is: %lu bytes\n", filestats.st_size);</text:span></text:p>
      <text:p text:style-name="P1"/>
      <text:p text:style-name="P1"><text:span text:style-name="T2">This should help you determine when to add or remove block padding.</text:span></text:p>
      <text:p text:style-name="P1"/>
      <text:p text:style-name="P11"><text:bookmark text:name="_44gc9cub3825"/>Converting String Parameters to Integers</text:p>
      <text:p text:style-name="P1"/>
      <text:p text:style-name="P1"><text:span text:style-name="T2">The transposition box dimension will be the first parameter on the command line, stored in the</text:span> <text:span text:style-name="T2">character array </text:span><text:span text:style-name="T6">argv[1]</text:span><text:span text:style-name="T2">. However, this means that the first parameter will be a string “n” (the string the user entered on the command line) instead of an</text:span> <text:span text:style-name="T2">integer</text:span><text:span text:style-name="T5"> n</text:span><text:span text:style-name="T2">. To convert the string (or ASCII) representation of the number into an integer, use the</text:span> <text:span text:style-name="T2">function </text:span><text:span text:style-name="T6">atoi()</text:span><text:span text:style-name="T2">, like so:</text:span></text:p>
      <text:p text:style-name="P1"/>
      <text:p text:style-name="P1"><text:span text:style-name="T6">int dimension;</text:span></text:p>
      <text:p text:style-name="P1"><text:span text:style-name="T6">dimension = atoi(argv[1]);</text:span></text:p>
      <text:p text:style-name="P1"/>
      <text:p text:style-name="P11"><text:bookmark text:name="_8i5qnsd9rl50"/>Add and Test Using a “Padding Only” Mode</text:p>
      <text:p text:style-name="P1"/>
      <text:p text:style-name="P1"><text:span text:style-name="T2">There are two challenges to this assignment: getting the transposition code right and getting the padding code right. </text:span><text:span text:style-name="T5">Transposition cannot work properly without padding first working properly.</text:span><text:span text:style-name="T2"> Recognizing this, I added a “padding only” test mode to the test script, which you can invoke using the </text:span><text:span text:style-name="T6">-p</text:span><text:span text:style-name="T2"> option. When using the “padding only” mode, the test script simply ensures that your code adds and removes the padding properly. Accordingly, </text:span>the test vectors include “correct” versions of padding.</text:p>
      <text:p text:style-name="P1"/>
      <text:p text:style-name="P1"><text:span text:style-name="T2">You could test in “padding only” mode when you have working padding code (but before you have transposition code). Or, you can add a fourth argument to your code that dynamically enables and disables “padding only” mode. For example, when executing </text:span><text:span text:style-name="T17">./</text:span><text:span text:style-name="T6">encoder 4 /tmp/input /tmp/output 1</text:span><text:span text:style-name="T2"> or </text:span><text:span text:style-name="T17">./</text:span><text:span text:style-name="T6">decoder 4 /tmp/ciphertext /tmp/plaintext 1</text:span><text:span text:style-name="T2"> (note the 1 at the end of each command) my solution performs padding </text:span><text:span text:style-name="T5">but not transposition</text:span><text:span text:style-name="T2">. This is </text:span>compatible with the test script <text:span text:style-name="T16">as long as your program does not require the additional parameter to function properly</text:span>.</text:p>
      <text:p text:style-name="P1"/>
      <text:p text:style-name="P1"><text:span text:style-name="T2">Again, </text:span>adding a “padding mode”<text:span text:style-name="T2"> is optional, but -- be</text:span>lieve me -- <text:span text:style-name="T2">the trivial amount of extra code could save you hours of debugging.</text:span></text:p>
      <text:p text:style-name="P1"><text:soft-page-break/></text:p>
      <text:p text:style-name="P11"><text:bookmark text:name="_1kuld6xweaga"/>Padding Hints</text:p>
      <text:p text:style-name="P1"/>
      <text:p text:style-name="P1"><text:span text:style-name="T2">You must</text:span><text:span text:style-name="T4"> always</text:span><text:span text:style-name="T2"> add and remove padding to every input! If an input ends on a block boundary, you still need to add a full block of padding. However,</text:span><text:span text:style-name="T4"> DON'T try to add padding to the original input file or a copy</text:span><text:span text:style-name="T2">. This is slow and inefficient. Instead, keep track of where you are in the file (either by counting bytes or waiting until you reach EOF), and simply add padding to the final block of input (or after the final </text:span>i<text:span text:style-name="T2">nput if necessary).</text:span></text:p>
      <text:p text:style-name="P1"/>
      <text:p text:style-name="P1"><text:span text:style-name="T2">When decrypting, you should decrypt each block one at a time and only unpad the very last block (which</text:span><text:span text:style-name="T4"> must</text:span><text:span text:style-name="T2"> have padding).</text:span></text:p>
      <text:p text:style-name="P1"/>
      <text:p text:style-name="P1">Again, y<text:span text:style-name="T2">ou can easily keep track of this by getting the file length and keeping track of where you are in the file using a variable.</text:span></text:p>
      <text:p text:style-name="P1"/>
      <text:p text:style-name="P11"><text:bookmark text:name="_y3k7lk35meze"/>Code Running Slow?</text:p>
      <text:p text:style-name="P1"/>
      <text:p text:style-name="P1"><text:span text:style-name="T2">Is your code running slowly? Large inputs, especially with a 1x1 box, can have poor performance, especially if debugging code is enabled. Consider disabling debugging code when running tests and when submitting your final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style:font-family-generic="swiss"/>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2pt" fo:language="en" fo:country="US" fo:font-style="normal" style:text-underline-style="none" fo:font-weight="normal" style:letter-kerning="true" style:font-name-asian="Arial1" style:font-size-asian="12pt" style:language-asian="zh" style:country-asian="CN" style:font-style-asian="normal" style:font-weight-asian="normal" style:font-name-complex="Arial1" style:font-size-complex="12pt" style:language-complex="hi" style:country-complex="IN"/>
    </style:default-style>
    <style:default-style style:family="paragraph">
      <style:paragraph-properties fo:margin-left="0in" fo:margin-right="0in" fo:margin-top="0in" fo:margin-bottom="0in" loext:contextual-spacing="true" fo:line-height="100%"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2pt" fo:language="en" fo:country="US" fo:font-style="normal" style:text-underline-style="none" fo:font-weight="normal" style:letter-kerning="true" style:font-name-asian="Arial1" style:font-size-asian="12pt" style:language-asian="zh" style:country-asian="CN" style:font-style-asian="normal" style:font-weight-asian="normal"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417in" loext:contextual-spacing="true" fo:line-height="100%" fo:keep-with-next="always"/>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665in" fo:margin-bottom="0.0417in" loext:contextual-spacing="true" fo:line-height="100%" fo:keep-with-next="always"/>
      <style:text-properties fo:font-variant="normal" fo:text-transform="none"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0417in" loext:contextual-spacing="true" fo:line-height="100%" fo:keep-with-next="always"/>
      <style:text-properties fo:font-variant="normal" fo:text-transform="none"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top="0.1665in" fo:margin-bottom="0.0417in" loext:contextual-spacing="true" fo:line-height="100%"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true" fo:line-height="100%"/>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true" fo:line-height="100%"/>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1665in" fo:margin-bottom="0.0417in" loext:contextual-spacing="true" fo:line-height="100%" fo:text-align="center" style:justify-single-word="false"/>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top="0in" fo:margin-bottom="0.0417in" loext:contextual-spacing="true" fo:line-height="100%" fo:text-align="center" style:justify-single-word="false"/>
      <style:text-properties fo:font-variant="normal" fo:text-transform="non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20" style:display-name="ListLabel 20"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21" style:display-name="ListLabel 21"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22" style:display-name="ListLabel 22"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23" style:display-name="ListLabel 23"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24" style:display-name="ListLabel 24"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25" style:display-name="ListLabel 25"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26" style:display-name="ListLabel 26"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27" style:display-name="ListLabel 27"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5in" fo:margin-left="0.5in"/>
        </style:list-level-properties>
        <style:text-properties style:font-name="Verdana"/>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0.75in"/>
        </style:list-level-properties>
        <style:text-properties style:font-name="Verdana"/>
      </text:list-level-style-bullet>
      <text:list-level-style-bullet text:level="3" text:style-name="ListLabel_20_21" style:num-suffix="▪" text:bullet-char="▪">
        <style:list-level-properties text:list-level-position-and-space-mode="label-alignment">
          <style:list-level-label-alignment text:label-followed-by="listtab" fo:text-indent="1in" fo:margin-left="1in"/>
        </style:list-level-properties>
        <style:text-properties style:font-name="Verdana"/>
      </text:list-level-style-bullet>
      <text:list-level-style-bullet text:level="4" text:style-name="ListLabel_20_22" style:num-suffix="•" text:bullet-char="•">
        <style:list-level-properties text:list-level-position-and-space-mode="label-alignment">
          <style:list-level-label-alignment text:label-followed-by="listtab" fo:text-indent="1.25in" fo:margin-left="1.25in"/>
        </style:list-level-properties>
        <style:text-properties style:font-name="Verdana"/>
      </text:list-level-style-bullet>
      <text:list-level-style-bullet text:level="5" text:style-name="ListLabel_20_23" style:num-suffix="◦" text:bullet-char="◦">
        <style:list-level-properties text:list-level-position-and-space-mode="label-alignment">
          <style:list-level-label-alignment text:label-followed-by="listtab" fo:text-indent="1.5in" fo:margin-left="1.5in"/>
        </style:list-level-properties>
        <style:text-properties style:font-name="Verdana"/>
      </text:list-level-style-bullet>
      <text:list-level-style-bullet text:level="6" text:style-name="ListLabel_20_24" style:num-suffix="▪" text:bullet-char="▪">
        <style:list-level-properties text:list-level-position-and-space-mode="label-alignment">
          <style:list-level-label-alignment text:label-followed-by="listtab" fo:text-indent="1.75in" fo:margin-left="1.75in"/>
        </style:list-level-properties>
        <style:text-properties style:font-name="Verdana"/>
      </text:list-level-style-bullet>
      <text:list-level-style-bullet text:level="7" text:style-name="ListLabel_20_25" style:num-suffix="•" text:bullet-char="•">
        <style:list-level-properties text:list-level-position-and-space-mode="label-alignment">
          <style:list-level-label-alignment text:label-followed-by="listtab" fo:text-indent="2in" fo:margin-left="2in"/>
        </style:list-level-properties>
        <style:text-properties style:font-name="Verdana"/>
      </text:list-level-style-bullet>
      <text:list-level-style-bullet text:level="8" text:style-name="ListLabel_20_26" style:num-suffix="◦" text:bullet-char="◦">
        <style:list-level-properties text:list-level-position-and-space-mode="label-alignment">
          <style:list-level-label-alignment text:label-followed-by="listtab" fo:text-indent="2.25in" fo:margin-left="2.25in"/>
        </style:list-level-properties>
        <style:text-properties style:font-name="Verdana"/>
      </text:list-level-style-bullet>
      <text:list-level-style-bullet text:level="9" text:style-name="ListLabel_20_27" style:num-suffix="▪" text:bullet-char="▪">
        <style:list-level-properties text:list-level-position-and-space-mode="label-alignment">
          <style:list-level-label-alignment text:label-followed-by="listtab" fo:text-indent="2.5in" fo:margin-left="2.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10" meta:paragraph-count="129" meta:word-count="2552" meta:character-count="15006" meta:non-whitespace-character-count="12580"/>
    <meta:generator>LibreOfficeDev/5.1.0.3$Linux_X86_64 LibreOffice_project/</meta:generator>
  </office:meta>
</office:document-meta>
</file>